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title" style:list-style-name="L1">
      <style:graphic-properties fo:min-height="1.872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Обычный-title" style:list-style-name="L1">
      <style:graphic-properties fo:min-height="1.372cm"/>
      <style:paragraph-properties style:writing-mode="lr-tb"/>
    </style:style>
    <style:style style:name="pr10" style:family="presentation" style:parent-style-name="Обычный-title" style:list-style-name="L1">
      <style:graphic-properties fo:min-height="1.372cm"/>
      <style:paragraph-properties style:writing-mode="lr-tb"/>
    </style:style>
    <style:style style:name="pr11" style:family="presentation" style:parent-style-name="Обычный-title" style:list-style-name="L1">
      <style:graphic-properties fo:min-height="1.872cm"/>
      <style:paragraph-properties style:writing-mode="lr-tb"/>
    </style:style>
    <style:style style:name="pr12" style:family="presentation" style:parent-style-name="Обычный-title" style:list-style-name="L1">
      <style:graphic-properties fo:min-height="1.372cm"/>
      <style:paragraph-properties style:writing-mode="lr-tb"/>
    </style:style>
    <style:style style:name="pr13" style:family="presentation" style:parent-style-name="Обычный-title" style:list-style-name="L1">
      <style:graphic-properties fo:min-height="2.845cm"/>
      <style:paragraph-properties style:writing-mode="lr-tb"/>
    </style:style>
    <style:style style:name="pr14" style:family="presentation" style:parent-style-name="Обычный-title" style:list-style-name="L1">
      <style:graphic-properties fo:min-height="1.372cm"/>
      <style:paragraph-properties style:writing-mode="lr-tb"/>
    </style:style>
    <style:style style:name="pr15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margin-top="0.5cm" fo:margin-bottom="0cm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/>
      <style:text-properties fo:font-size="44pt" style:font-size-asian="44pt" style:font-size-complex="44pt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5cm" fo:margin-bottom="0cm" fo:text-align="center"/>
    </style:style>
    <style:style style:name="P11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text-shadow="none" style:text-underline-style="none" fo:font-weight="normal" style:letter-kerning="true" fo:background-color="transparent" style:font-name-asian="Microsoft YaHei" style:font-size-asian="20pt" style:font-weight-asian="normal" style:font-name-complex="Lucida Sans" style:font-size-complex="20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4</text:span><text:span text:style-name="T1"><text:line-break/></text:span><text:span text:style-name="T1">SOFTWARE TESTING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14cm" svg:x="1.4cm" svg:y="1cm" presentation:class="outline" presentation:user-transformed="true">
          <draw:text-box>
            <text:p>Тестирование ПО — это <text:span text:style-name="T2">динамическая</text:span> проверка того, что программа обеспечивает ожидаемое поведение на <text:span text:style-name="T2">конечном</text:span> наборе тестовых примеров, соответствующим образом <text:span text:style-name="T2">выбранных</text:span> из (обычно) бесконечной области.</text:p>
            <text:list text:style-name="L2">
              <text:list-item>
                <text:p><text:span text:style-name="T2">Динамическая</text:span> означает, что тестирование <text:span text:style-name="T2">всегда подразумевает выполнение</text:span> программы на выбранных входных данных. <text:span text:style-name="T2">Статические</text:span> методы отличаются от <text:s/>тестирования и дополняют его.</text:p>
              </text:list-item>
              <text:list-item>
                <text:p><text:span text:style-name="T2">Конечный</text:span>: Даже в простых программах теоретически возможно так много тестовых примеров, что для выполнения исчерпывающего тестирования могут потребоваться месяцы или годы. Тестирование всегда подразумевает <text:span text:style-name="T2">компромисс</text:span> между ограниченными ресурсами и графиками, с одной стороны, и изначально неограниченными требованиями к тестированию - с другой.</text:p>
              </text:list-item>
              <text:list-item>
                <text:p><text:span text:style-name="T2">Выбранные</text:span>: Методы тестирования существенно различаются в том, как выбирается набор тестов, и инженеры должны осознавать, что различные критерии отбора могут давать совершенно разную степень эффективности. На практике применяются методы анализа рисков.</text:p>
              </text:list-item>
              <text:list-item>
                <text:p><text:span text:style-name="T2">Ожидаемое</text:span>: должно быть возможно решить, являются ли наблюдаемые результаты тестирования программы приемлемыми или нет; в противном случае усилия по тестированию бесполезны. Наблюдаемое поведение может быть проверено на соответствие потребностям пользователя (<text:span text:style-name="T2">валидация</text:span>), спецификации (<text:span text:style-name="T2">верификация</text:span>) или ожидаемому поведению из неявных требований.</text:p>
              </text:list-item>
            </text:list>
            <text:p>Планирование тестирования ПО должно начинаться с ранних стадий процесса разработки требований, а планы и процедуры тестирования должны систематически разрабатываться и уточняться по мере разработки.</text:p>
            <text:p>Подход к качеству ПО основан на предотвращении: лучше предотвращать проблемы, чем исправлять их. Тестирование можно рассматривать как средство предоставления информации о функциональности и качествах программного обеспечения, а также для выявления неисправностей в тех случаях, когда предотвращение ошибок не было эффективным.</text:p>
            <text:p>Тестирование связано с разработкой ПО. Модульное и интеграционное тестирование тесно связаны с разработкой ПО и являются его частью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9">
        <office:forms form:automatic-focus="false" form:apply-design-mode="false"/>
        <draw:frame presentation:style-name="pr5" draw:layer="layout" svg:width="25.199cm" svg:height="2.629cm" svg:x="1.4cm" svg:y="6.428cm" presentation:class="title" presentation:user-transformed="true">
          <draw:text-box>
            <text:p>Основы тестирования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4" draw:layer="layout" svg:width="25.199cm" svg:height="1.872cm" svg:x="1.4cm" svg:y="0.628cm" presentation:class="title" presentation:user-transformed="true">
          <draw:text-box>
            <text:p text:style-name="P4"><text:span text:style-name="T3">Терминология</text:span></text:p>
          </draw:text-box>
        </draw:frame>
        <draw:frame presentation:style-name="pr4" draw:text-style-name="P5" draw:layer="layout" svg:width="25.199cm" svg:height="11.815cm" svg:x="1.4cm" svg:y="3.685cm" presentation:class="outline" presentation:user-transformed="true">
          <draw:text-box>
            <text:p text:style-name="P5"><text:span text:style-name="T4">Следует различать причину </text:span><text:span text:style-name="T5">отказа</text:span><text:span text:style-name="T4"> (</text:span><text:span text:style-name="T5">ошибку</text:span><text:span text:style-name="T4">) и вызванный ей нежелательный эффект при оказании услуг системой (</text:span><text:span text:style-name="T5">сбой</text:span><text:span text:style-name="T4">). </text:span></text:p>
            <text:p text:style-name="P5"><text:span text:style-name="T6">В ПО могут быть </text:span><text:span text:style-name="T7">ошибки</text:span><text:span text:style-name="T8">, которые никогда не проявляются как сбои). Тестирование может выявить сбои, но именно </text:span><text:span text:style-name="T5">ошибки</text:span><text:span text:style-name="T4"> могут и должны быть устранены. Более общий термин «</text:span><text:span text:style-name="T5">дефект</text:span><text:span text:style-name="T4">» может использоваться для обозначения либо ошибки, либо отказа, когда различие не важно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7" draw:text-style-name="P4" draw:layer="layout" svg:width="25.199cm" svg:height="1.423cm" svg:x="1.4cm" svg:y="0.603cm" presentation:class="title" presentation:user-transformed="true">
          <draw:text-box>
            <text:p text:style-name="P4"><text:span text:style-name="T3">Ключевые аспекты тестирования</text:span></text:p>
          </draw:text-box>
        </draw:frame>
        <draw:frame presentation:style-name="pr4" draw:layer="layout" svg:width="25.199cm" svg:height="13cm" svg:x="1.4cm" svg:y="2.5cm" presentation:class="outline" presentation:user-transformed="true">
          <draw:text-box>
            <text:list text:style-name="L2">
              <text:list-item>
                <text:p>Критерии выбора теста — это средство выбора тестовых наборов или определения того, что набор тестовых наборов достаточен для определенной цели.</text:p>
              </text:list-item>
              <text:list-item>
                <text:p>Критерии адекватности теста могут использоваться для принятия решения о том, когда будет проведено достаточное тестирование или оно может быть завершено.</text:p>
              </text:list-item>
              <text:list-item>
                <text:p>При тестировании на обнаружение дефектов успешным считается тест, который приводит к сбою системы. Это отличается от тестирования с целью демонстрации соответствия ПО его спецификациям или другим желаемым свойствам (в этом случае тестирование считается успешным, если в реальных тестовых примерах и тестовых средах не наблюдается сбоев).</text:p>
              </text:list-item>
              <text:list-item>
                <text:p>Оракул — это человек или механический агент, который решает, правильно ли вела себя программа в данном тесте, и выносит вердикт «пройдено/не пройдено». Существуют различные виды оракулов: спецификации требований, поведенческие модели, аннотации к коду.</text:p>
              </text:list-item>
              <text:list-item>
                <text:p>Теоретические и практические ограничения: теория тестирования предостерегает от приписывания необоснованного уровня уверенности серии успешных тестов. Дейкстра писал: «Тестирование программы может быть использовано для того, чтобы показать наличие ошибок, но никогда - для того, чтобы показать их отсутствие». Полное тестирование неосуществимо в реальном ПО и всегда основывается на риске.</text:p>
              </text:list-item>
              <text:list-item>
                <text:p>Неосуществимые пути — это пути потока управления, которые не могут быть реализованы с помощью каких-либо входных данных. Они представляют серьезную проблему при тестировании на основе путей, особенно при автоматизированном вводе тестовых данных для реализации путей потока управлени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845cm" svg:x="1.4cm" svg:y="0.92cm" presentation:class="title" presentation:user-transformed="true">
          <draw:text-box>
            <text:p text:style-name="P4"><text:span text:style-name="T3">Связь тестирования с другими областями знаний</text:span></text:p>
          </draw:text-box>
        </draw:frame>
        <draw:frame presentation:style-name="pr4" draw:text-style-name="P5" draw:layer="layout" svg:width="25.199cm" svg:height="9.134cm" svg:x="1.422cm" svg:y="4.974cm" presentation:class="outline" presentation:user-transformed="true">
          <draw:text-box>
            <text:p text:style-name="P7"><text:span text:style-name="T8">Тестирование ПО связано с </text:span><text:span text:style-name="T4">другими областями знаний:</text:span></text:p>
            <text:list text:style-name="L2">
              <text:list-item>
                <text:p text:style-name="P7"><text:span text:style-name="T4">статическими методами управления качеством программного обеспечения;</text:span></text:p>
              </text:list-item>
              <text:list-item>
                <text:p text:style-name="P7"><text:span text:style-name="T4">доказательствами корректности;</text:span></text:p>
              </text:list-item>
              <text:list-item>
                <text:p text:style-name="P7"><text:span text:style-name="T4">отладкой;</text:span></text:p>
              </text:list-item>
              <text:list-item>
                <text:p text:style-name="P7"><text:span text:style-name="T4">разработкой ПО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 text:style-name="P8"><text:span text:style-name="T9">Уровни тестирования</text:span></text:p>
          </draw:text-box>
        </draw:frame>
        <draw:frame presentation:style-name="pr4" draw:text-style-name="P5" draw:layer="layout" svg:width="25.199cm" svg:height="7.319cm" svg:x="1.4cm" svg:y="5.5cm" presentation:class="outline" presentation:user-transformed="true">
          <draw:text-box>
            <text:p text:style-name="P7"><text:span text:style-name="T4">Тестирование ПО выполняется на разных уровнях в процессе разработки и сопровождения.</text:span></text:p>
            <text:p text:style-name="P7"><text:span text:style-name="T4">Уровни можно различать в зависимости от объекта тестирования (target) или цели (objective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9" draw:text-style-name="P4" draw:layer="layout" svg:width="25.199cm" svg:height="1.423cm" svg:x="1.4cm" svg:y="0.603cm" presentation:class="title" presentation:user-transformed="true">
          <draw:text-box>
            <text:p text:style-name="P4"><text:span text:style-name="T3">Объекты тестирования </text:span></text:p>
          </draw:text-box>
        </draw:frame>
        <draw:frame presentation:style-name="pr4" draw:layer="layout" svg:width="25.199cm" svg:height="12cm" svg:x="1.4cm" svg:y="2.6cm" presentation:class="outline" presentation:user-transformed="true">
          <draw:text-box>
            <text:p><text:span text:style-name="T10">Объектами тестирования могут быть: отдельный модуль, группа модулей (связанных назначением, использованием, поведением или структурой) или система в </text:span>целом. Они соответствуют трем этапам тестирования: модульное, интеграционное и системное. Эти три этапа тестирования не связаны с какой-либо моделью процесса.</text:p>
            <text:list text:style-name="L2">
              <text:list-item>
                <text:p text:style-name="P9"><text:span text:style-name="T10">Модульное тестирование проверяет изолированное функционирование элементов ПО, которые можно тестировать по отдельности. В зависимости от контекста это могут быть отдельные подпрограммы или более крупные компоненты. Как правило, модульное тестирование происходит с доступом к тестируемому коду и при поддержке средств отладки. Обычно модульное тестирование проводят программисты, написавшие код.</text:span></text:p>
              </text:list-item>
              <text:list-item>
                <text:p text:style-name="P9">Интеграционное тестирование — это процесс проверки взаимодействий между компонентами. Классические стратегии интеграционного тестирования — нисходящее и восходящее — часто используются с иерархически структурированным ПО.<text:line-break/>Современные стратегии интеграции, как правило, основаны на архитектуре, которая предполагает постепенную интеграцию программных компонентов. Инкрементная интеграция обычно предпочтительнее, чем одновременное объединение всех компонентов (тестирование «большого взрыва»).</text:p>
              </text:list-item>
              <text:list-item>
                <text:p text:style-name="P9">Системное тестирование связано с проверкой поведения всей системы. Оно подходит для оценки нефункциональных системных требований, таких как безопасность, скорость, точность и надежность. Внешние интерфейсы к другим приложениям, утилитам, аппаратным устройствам или операционным средам также обычно оцениваются на этом уровне.</text:p>
              </text:list-item>
            </text:list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0" draw:text-style-name="P4" draw:layer="layout" svg:width="25.199cm" svg:height="1.423cm" svg:x="1.4cm" svg:y="0.603cm" presentation:class="title" presentation:user-transformed="true">
          <draw:text-box>
            <text:p text:style-name="P4"><text:span text:style-name="T3">Цели тестирования</text:span></text:p>
          </draw:text-box>
        </draw:frame>
        <draw:frame presentation:style-name="pr4" draw:layer="layout" svg:width="25.199cm" svg:height="12.688cm" svg:x="1.258cm" svg:y="2.5cm" presentation:class="outline" presentation:user-transformed="true">
          <draw:text-box>
            <text:p text:style-name="P9">Тестирование проводится с учетом конкретных целей и может быть направлено на проверку различных свойств.</text:p>
            <text:p text:style-name="P9">Тестовые примеры предназначены для проверки функциональных и нефункциональных свойств. Цели тестирования варьируются в зависимости от объекта тестирования.</text:p>
            <text:list text:style-name="L2">
              <text:list-item>
                <text:p text:style-name="P9">Приемочное/ квалификационное тестирование определяет, удовлетворяет ли система критериям приемки, путем проверки желаемого поведения системы в соответствии с требованиями заказчика.</text:p>
              </text:list-item>
              <text:list-item>
                <text:p text:style-name="P9"><text:span text:style-name="T10">Тестирование установки — тестирование п</text:span>роцедуры установки системы, проводимое в рабочей среде с учетом конфигураций оборудования и других эксплуатационных ограничений.</text:p>
              </text:list-item>
              <text:list-item>
                <text:p text:style-name="P9">Альфа- и бета-тестирование: перед выпуском ПО оно предоставляется небольшой группе потенциальных пользователей для пробного использования (альфа-тестирование) и/или более широкому кругу пользователей (бета-тестирование). Эти пользователи сообщают о проблемах с продуктом.</text:p>
              </text:list-item>
              <text:list-item>
                <text:p text:style-name="P9">Оценка надежности — выявление и исправление ошибок.</text:p>
              </text:list-item>
              <text:list-item>
                <text:p text:style-name="P9">Регрессионное тестирование — выборочное повторное тестирование системы или компонента после модификации. Необходим компромисс между гарантией, предоставляемой регрессионным тестированием при внесении изменений, и ресурсами, необходимыми для выполнения регрессионных тестов. Регрессионное тестирование может проводиться на каждом из уровней тестирования</text:p>
              </text:list-item>
              <text:list-item>
                <text:p text:style-name="P9">Тестирование производительности проверяет соответствие ПО указанным требованиям к производительности, например, времени отклика.</text:p>
              </text:list-item>
              <text:list-item>
                <text:p text:style-name="P9"><text:span text:style-name="T10">Тестирование безопасности сосредоточено на проверке защищенности </text:span>ПО от внешних атак. В частности, тестирование безопасности проверяет конфиденциальность, целостность и доступность систем и их данных.</text:p>
              </text:list-item>
              <text:list-item>
                <text:p text:style-name="P9">Стресс-тестирование проверяет ПО при максимальной проектной нагрузке, а также за ее пределами, с целью определения ограничений и проверки защитных механизмов.</text:p>
              </text:list-item>
              <text:list-item>
                <text:p text:style-name="P9"><text:span text:style-name="T10">Сравнительное тестирование — тестирование, при котором выполняются два или более варианта программы с одинаковыми входными данными, сравниваются выходные данные и</text:span> в случае расхождений анализируются ошибки.</text:p>
              </text:list-item>
              <text:list-item>
                <text:p text:style-name="P9">Тестирование восстановления направлено на проверку возможностей перезапуска программного обеспечения после сбоя системы.</text:p>
              </text:list-item>
              <text:list-item>
                <text:p text:style-name="P9">Тестирование интерфейса направлено на проверку правильности взаимодействия компонентов.</text:p>
              </text:list-item>
              <text:list-item>
                <text:p text:style-name="P9">Тестирование конфигурации проверяет ПО в различных заданных конфигурациях.</text:p>
              </text:list-item>
              <text:list-item>
                <text:p text:style-name="P9"><text:span text:style-name="T10">Тестирование удобства использования предназначено для оценки, насколько конечным пользователям легко освоить</text:span> и использовать ПО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 text:style-name="P10">Методы тестирования</text:p>
          </draw:text-box>
        </draw:frame>
        <draw:frame presentation:style-name="pr4" draw:layer="layout" svg:width="25.199cm" svg:height="10.824cm" svg:x="1.39cm" svg:y="3.676cm" presentation:class="outline" presentation:user-transformed="true">
          <draw:text-box>
            <text:p>Одной из целей тестирования является выявление как можно большего числа сбоев. Для этого разработано множество методов. Эти методы пытаются “сломать” программу, проявляя <text:span text:style-name="T2">систематический</text:span> подход к определению входных данных, которые будут приводить к <text:span text:style-name="T2">репрезентативному</text:span> поведению программы, например, путем рассмотрения подклассов входной области, сценариев, состояний и потоков данных.</text:p>
            <text:p>Классификация методов тестирования основана на том, как <text:span text:style-name="T2">генерируются</text:span> тесты: на основе интуиции и опыта инженера, спецификаций, структуры кода, реальных или воображаемых ошибок, которые необходимо обнаружить, прогнозируемого использования, моделей или характера приложения.</text:p>
            <text:p>Некоторые <text:s/>методы классифицируются как «белый ящик», если тесты основаны на информации о том, как было разработано или закодировано ПО, или как «черный ящик», если тестовые примеры основаны только на поведении ПО при вводе/выводе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1" draw:text-style-name="P11" draw:layer="layout" svg:width="25.199cm" svg:height="1.872cm" svg:x="1.4cm" svg:y="1.128cm" presentation:class="title" presentation:user-transformed="true">
          <draw:text-box>
            <text:p text:style-name="P11"><text:span text:style-name="T10">Тестирование на основе интуиции и опыта</text:span></text:p>
          </draw:text-box>
        </draw:frame>
        <draw:frame presentation:style-name="pr4" draw:layer="layout" svg:width="25.199cm" svg:height="10.937cm" svg:x="1.212cm" svg:y="4.063cm" presentation:class="outline" presentation:user-transformed="true">
          <draw:text-box>
            <text:list text:style-name="L2">
              <text:list-item>
                <text:p>Ad Hoc — широко практикуемый метод: тесты разрабатываются на основе навыков, интуиции и опыта работы инженера с аналогичными программами. Полезен для выявления тестовых случаев, которые нелегко сгенерировать с помощью более формализованных методов.</text:p>
              </text:list-item>
              <text:list-item>
                <text:p>Исследовательское тестирование определяется как одновременное обучение, разработка теста и его выполнение, то есть тесты не определены заранее в установленном плане тестирования, а динамически разрабатываются, выполняются и модифицируются. Эффективность исследовательского тестирования зависит от знаний инженера, которые могут быть получены из различных источников: наблюдаемое поведение продукта во время тестирования, знакомство с приложением, платформой, процессом сбоя, типом возможных неисправностей и отказоустойчивости, риском, связанным с конкретным продуктом, и так далее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845cm" svg:x="1.4cm" svg:y="0.52cm" presentation:class="title" presentation:user-transformed="true">
          <draw:text-box>
            <text:p text:style-name="P4"><text:span text:style-name="T3">Тестирование на основе доменов входных данных</text:span>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10">Разбиение на классы эквивалентности включает разбиение входной области на набор подмножеств (классов </text:span>эквивалентности) на основе заданного критерия. Этим критерием или соотношением могут быть:</text:p>
                <text:list>
                  <text:list-item>
                    <text:p>различные результаты вычислений;</text:p>
                  </text:list-item>
                  <text:list-item>
                    <text:p>отношения, основанные на потоке управления или данных;</text:p>
                  </text:list-item>
                  <text:list-item>
                    <text:p>различие между допустимыми входными данными (которые принимаются и обрабатываются системой) и недопустимыми (например, значения вне диапазона, которые не принимаются и должны генерировать сообщение об ошибке или инициировать обработку ошибки). Репрезентативный набор тестов берется из каждого класса эквивалентности.</text:p>
                  </text:list-item>
                </text:list>
              </text:list-item>
              <text:list-item>
                <text:p>Попарное тестирование: тестовые примеры выводятся путем объединения интересных значений для каждой пары набора входных переменных вместо рассмотрения всех возможных комбинаций. Парное тестирование относится к комбинаторному тестированию, которое включает комбинации более высокого уровня. Эти методы называются t-wise, при которых рассматривается каждая возможная комбинация из t входных переменных.</text:p>
              </text:list-item>
              <text:list-item>
                <text:p>Анализ граничных значений: тестовые примеры выбираются на границах входной области переменных или вблизи них (многие ошибки, как правило, концентрируются вблизи экстремальных значений входных данных).</text:p>
              </text:list-item>
              <text:list-item>
                <text:p>Случайное тестирование: тесты генерируются чисто случайным образом. Фазз-тестирование, или фаззинг, — это особая форма случайного тестирования, направленная на взлом программного обеспечения; чаще всего оно используется для тестирования безопасност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1">Тестирование на</text:span><text:span text:style-name="T3"> основе кода</text:span></text:p>
          </draw:text-box>
        </draw:frame>
        <draw:frame presentation:style-name="pr4" draw:layer="layout" svg:width="25.199cm" svg:height="10.796cm" svg:x="1.39cm" svg:y="3.704cm" presentation:class="outline" presentation:user-transformed="true">
          <draw:text-box>
            <text:list text:style-name="L2">
              <text:list-item>
                <text:p>Критерии, основанные на потоке управления, направлены на то, чтобы охватить все инструкции, блоки инструкций или заданные комбинации инструкций в программе. Самым сильным из критериев, основанных на потоке управления, является тестирование пути. Его целью является выполнение всех путей потока управления от входа до выхода в графе потока управления программы. Исчерпывающее тестирование путей, как правило, неосуществимо из-за циклов. Другие, менее строгие критерии фокусируются на покрытии путей, которые ограничивают итерации цикла: покрытие инструкций, покрытие ветвей, тестирование условий/решений. Адекватность таких тестов измеряется в процентах; например, когда все ветви были выполнены тестами по крайней мере один раз, был достигнут 100% охват ветвей.</text:p>
              </text:list-item>
              <text:list-item>
                <text:p>Критерии, основанные на потоке данных: график потока управления снабжается комментариями с информацией о том, как определяются, используются и уничтожаются программные переменные. Самый строгий критерий требует, чтобы для каждой переменной выполнялся каждый сегмент пути потока управления от определения этой переменной до использования этого определени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3">Тестирование, основанное на ошибках</text:span>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p>Методы тестирования, основанные на ошибках, разрабатывают тестовые примеры, направленные на выявление категорий вероятных или предопределенных неисправностей.</text:p>
            <text:list text:style-name="L2">
              <text:list-item>
                <text:p>Угадывание ошибок: тестовые примеры специально разрабатываются инженерами, которые пытаются <text:span text:style-name="T2">предвидеть</text:span> наиболее вероятные ошибки в данной программе. Хорошим источником информации является история ошибок, обнаруженных в предыдущих проектах, а также опыт инженера-программиста.</text:p>
              </text:list-item>
              <text:list-item>
                <text:p>Тестирование мутаций: <text:span text:style-name="T2">мутант</text:span> - это слегка модифицированная версия тестируемой программы, отличающаяся от нее небольшим изменением. Каждый тестовый пример использует как исходную программу, так и все сгенерированные мутанты. Если тестовый пример успешно идентифицирует разницу между программой и мутантом, считается, что последний «убит». Первоначально задумывался как метод оценки наборов тестов.<text:line-break/>Чтобы метод был эффективным, большое количество мутантов должно быть автоматически сгенерировано и выполнено систематическим образом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845cm" svg:x="1.4cm" svg:y="0.52cm" presentation:class="title" presentation:user-transformed="true">
          <draw:text-box>
            <text:p text:style-name="P4"><text:span text:style-name="T3">Тестирование, основанное на использовании</text:span></text:p>
          </draw:text-box>
        </draw:frame>
        <draw:frame presentation:style-name="pr4" draw:layer="layout" svg:width="25.199cm" svg:height="11.5cm" svg:x="1.24cm" svg:y="3.6cm" presentation:class="outline" presentation:user-transformed="true">
          <draw:text-box>
            <text:list text:style-name="L2">
              <text:list-item>
                <text:p>Операционный профиль (эксплуатационное тестирование): тестовая среда максимально точно воспроизводит рабочую среду ПО или рабочий профиль. Цель: на основе наблюдаемых результатов тестирования сделать вывод о будущей надежности программного обеспечения при фактическом использовании. Для этого входным данным присваиваются вероятности, или профили, в соответствии с их частотой появления в реальной эксплуатации. Эти профили будут использоваться во время тестирования системы для управления набором тестовых примеров, которые будут оценивать достижение целей надежности и проверять корректность различных функций, аналогичных тем, с которыми придется столкнуться в операционной среде</text:p>
              </text:list-item>
              <text:list-item>
                <text:p>Эвристика наблюдения за пользователем: эвристические методы (методы проверки удобства использования) применяются для систематического наблюдения за использованием системы в контролируемых условиях, чтобы определить, насколько хорошо люди могут использовать систему и ее интерфейсы. Эвристика включает в себя пошаговые инструкции, анализ претензий, полевые наблюдения и косвенные подходы (анкетирование пользователей, интервью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12" draw:text-style-name="P4" draw:layer="layout" svg:width="25.199cm" svg:height="1.423cm" svg:x="1.4cm" svg:y="0.303cm" presentation:class="title" presentation:user-transformed="true">
          <draw:text-box>
            <text:p text:style-name="P4"><text:span text:style-name="T3">Тестирование на основе моделей</text:span></text:p>
          </draw:text-box>
        </draw:frame>
        <draw:frame presentation:style-name="pr4" draw:layer="layout" svg:width="25.199cm" svg:height="13cm" svg:x="1.419cm" svg:y="2.2cm" presentation:class="outline" presentation:user-transformed="true">
          <draw:text-box>
            <text:p>Модель — абстрактное (формальное) представление тестируемого ПО или требований к нему. Тестирование на основе моделей используется для валидации требований, проверки их согласованности и создания тестовых примеров, ориентированных на поведенческие аспекты ПО. Ключевыми компонентами тестирования на основе моделей являются:</text:p>
            <text:list text:style-name="L2">
              <text:list-item>
                <text:p>обозначения, используемые для представления модели ПО или требований к нему;</text:p>
              </text:list-item>
              <text:list-item>
                <text:p>модели рабочего процесса (или аналогичные);</text:p>
              </text:list-item>
              <text:list-item>
                <text:p>стратегия тестирования или алгоритм генерации тестовых примеров;</text:p>
              </text:list-item>
              <text:list-item>
                <text:p>инфраструктура для выполнения теста;</text:p>
              </text:list-item>
              <text:list-item>
                <text:p>оценка результатов тестирования (по сравнению с ожидаемым результатом).</text:p>
              </text:list-item>
            </text:list>
            <text:p>Из-за сложности тестирование на основе моделей часто используется в сочетании со средствами автоматизации тестирования.</text:p>
            <text:p>Методы тестирования на основе моделей включают:</text:p>
            <text:list text:continue-numbering="true" text:style-name="L2">
              <text:list-item>
                <text:p>Таблицы принятия решений представляют логические взаимосвязи между условиями (входными данными) и действиями (выходными данными). Тестовые примеры выводятся путем рассмотрения комбинаций условий и соответствующих им результирующих действий.</text:p>
              </text:list-item>
              <text:list-item>
                <text:p>Конечные автоматы: моделируя программу как конечный автомат, можно выбрать тесты, чтобы охватить состояния и переходы.</text:p>
              </text:list-item>
              <text:list-item>
                <text:p>Формальные спецификации: изложение спецификаций на формальном языке позволяет автоматически выводить как функциональные тестовые примеры, так и оракул для проверки результатов их тестирования.</text:p>
              </text:list-item>
              <text:list-item>
                <text:p>Модели рабочих процессов определяют последовательность действий, выполняемых людьми и/или программными приложениями (обычно представляется в виде графических обозначений). Каждая последовательность действий составляет один рабочий процесс (сценарий). Следует тестировать как типичные, так и альтернативные рабочие процессы.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845cm" svg:x="1.4cm" svg:y="0.52cm" presentation:class="title" presentation:user-transformed="true">
          <draw:text-box>
            <text:p text:style-name="P4"><text:span text:style-name="T3">Тестирование, основанное на характере приложения</text:span></text:p>
          </draw:text-box>
        </draw:frame>
        <draw:frame presentation:style-name="pr4" draw:layer="layout" svg:width="25.199cm" svg:height="11cm" svg:x="1.4cm" svg:y="3.5cm" presentation:class="outline" presentation:user-transformed="true">
          <draw:text-box>
            <text:p text:style-name="P9">Рассмотренные ранее методы применимы ко всем видам ПО. Дополнительные методы создания и выполнения тестов основаны на характере тестируемого ПО, например:</text:p>
            <text:list text:style-name="L2">
              <text:list-item>
                <text:p text:style-name="P9">объектно-ориентированное ПО</text:p>
              </text:list-item>
              <text:list-item>
                <text:p text:style-name="P9">ПО на основе компонентов</text:p>
              </text:list-item>
              <text:list-item>
                <text:p text:style-name="P9">Web</text:p>
              </text:list-item>
              <text:list-item>
                <text:p text:style-name="P9">параллельные программы</text:p>
              </text:list-item>
              <text:list-item>
                <text:p text:style-name="P9">ПО на основе протоколов</text:p>
              </text:list-item>
              <text:list-item>
                <text:p text:style-name="P9">системы реального времени</text:p>
              </text:list-item>
              <text:list-item>
                <text:p text:style-name="P9">системы, критически важные для безопасности</text:p>
              </text:list-item>
              <text:list-item>
                <text:p text:style-name="P9">сервис-ориентированное ПО</text:p>
              </text:list-item>
              <text:list-item>
                <text:p text:style-name="P9">ПО с открытым исходным кодом</text:p>
              </text:list-item>
              <text:list-item>
                <text:p text:style-name="P9">встроенное ПО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13" draw:text-style-name="P4" draw:layer="layout" svg:width="27cm" svg:height="2.845cm" svg:x="0.5cm" svg:y="1.02cm" presentation:class="title" presentation:user-transformed="true">
          <draw:text-box>
            <text:p text:style-name="P4"><text:span text:style-name="T3">Выбор и комбинирование методов тестирования</text:span></text:p>
          </draw:text-box>
        </draw:frame>
        <draw:frame presentation:style-name="pr4" draw:layer="layout" svg:width="25.199cm" svg:height="9.134cm" svg:x="1.391cm" svg:y="5.076cm" presentation:class="outline" presentation:user-transformed="true">
          <draw:text-box>
            <text:list text:style-name="L2">
              <text:list-item>
                <text:p>Сочетание функционального и структурного подходов: методы тестирования на основе моделей и кода часто противопоставляются функциональному и структурному тестированию. Однако эти два подхода следует рассматривать не как альтернативы, а скорее как дополнения. Они используют разные источники информации и выявляют различные виды проблем. Поэтому целесообразно использовать их в сочетании.</text:p>
              </text:list-item>
              <text:list-item>
                <text:p>Детерминированные и случайные тесты: тестовые примеры могут быть выбраны детерминированным образом (в соответствии с одним из методов) или случайным образом с учетом распределения входных данных (как обычно делается при тестировании надежности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3T19">
        <office:forms form:automatic-focus="false" form:apply-design-mode="false"/>
        <draw:frame presentation:style-name="pr5" draw:layer="layout" svg:width="25.199cm" svg:height="2.629cm" svg:x="1.4cm" svg:y="5.728cm" presentation:class="title" presentation:user-transformed="true">
          <draw:text-box>
            <text:p text:style-name="P10">Процесс тестирования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4" draw:text-style-name="P5" draw:layer="layout" svg:width="25.199cm" svg:height="7cm" svg:x="1.4cm" svg:y="2.5cm" presentation:class="outline" presentation:user-transformed="true">
          <draw:text-box>
            <text:p text:style-name="P5"><text:span text:style-name="T4">Концепции, стратегии, методы и меры тестирования должны быть интегрированы в определенный контролируемый процесс. Процесс тестирования поддерживает деятельность по тестированию и предоставляет рекомендации тестировщикам и командам тестирования, начиная с планирования тестирования и заканчивая оценкой результатов тестирования, таким образом, чтобы обеспечить уверенность в том, что цели тестирования будут достигнуты экономически эффективным способом.</text:span></text:p>
            <text:p text:style-name="P5"><text:span text:style-name="T4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14" draw:text-style-name="P4" draw:layer="layout" svg:width="25.199cm" svg:height="1.423cm" svg:x="1.4cm" svg:y="0.603cm" presentation:class="title" presentation:user-transformed="true">
          <draw:text-box>
            <text:p text:style-name="P4"><text:span text:style-name="T3">Практические соображения</text:span></text:p>
          </draw:text-box>
        </draw:frame>
        <draw:frame presentation:style-name="pr4" draw:layer="layout" svg:width="25.199cm" svg:height="12.5cm" svg:x="1.4cm" svg:y="2.5cm" presentation:class="outline" presentation:user-transformed="true">
          <draw:text-box>
            <text:list text:style-name="L2">
              <text:list-item>
                <text:p text:style-name="P9">Важным элементом успешного тестирования является безличное отношение к тестированию и мероприятиям по обеспечению качества. Менеджеры должны формировать положительное отношения к обнаружению сбоев и их исправлению во время разработки и сопровождения ПО. Для этого нужно преодолеть тенденции индивидуального владения кодом и создать среду сотрудничества с коллективной ответственностью за аномалии в коде.</text:p>
              </text:list-item>
              <text:list-item>
                <text:p text:style-name="P9">Разные этапы тестирования могут руководствоваться различными целями — например, тестирование на основе рисков использует риски продукта для определения приоритетов и направленности стратегии тестирования, а тестирование на основе сценариев определяет тестовые случаи на основе определенных сценариев программного обеспечения.</text:p>
              </text:list-item>
              <text:list-item>
                <text:p text:style-name="P9">Тестовые мероприятия, проводимые на разных уровнях, должны быть организованы (вместе с людьми, инструментами, политиками и метриками) в четко определенный процесс, который является неотъемлемой частью жизненного цикла.</text:p>
              </text:list-item>
              <text:list-item>
                <text:p text:style-name="P9">Тестовая документация является неотъемлемой частью процесса тестирования. Тестовые документы могут включать:</text:p>
                <text:list>
                  <text:list-item>
                    <text:p>план тестирования;</text:p>
                  </text:list-item>
                  <text:list-item>
                    <text:p>спецификацию дизайна теста;</text:p>
                  </text:list-item>
                  <text:list-item>
                    <text:p>спецификацию процедуры тестирования;</text:p>
                  </text:list-item>
                  <text:list-item>
                    <text:p>спецификацию тестового примера;</text:p>
                  </text:list-item>
                  <text:list-item>
                    <text:p>журнал тестирования и отчеты о тестовых инцидентах.</text:p>
                  </text:list-item>
                </text:list>
              </text:list-item>
            </text:list>
            <text:p>Тестовая документация должна создаваться и постоянно обновляться до того же уровня качества, что и другие виды документации в области разработки ПО. Тестовая документация должна находиться под контролем управления конфигурацией ПО.</text:p>
            <text:list text:continue-numbering="true" text:style-name="L2">
              <text:list-item>
                <text:p>Разработка, управляемая тестированием (TDD), возникла как одна из основных практик XP (экстремального программирования) и состоит из написания модульных тестов перед написанием тестируемого кода. Таким образом, TDD разрабатывает тестовые примеры как суррогат документа спецификации требований к программному обеспечению, а не как независимую проверку того, что программное обеспечение правильно реализовало требования. TDD — это практика, которая требует от разработчиков ПО определять и поддерживать модульные тесты.</text:p>
              </text:list-item>
              <text:list-item>
                <text:p>Команда тестирования может состоять из внутренних членов (то есть проектной команды), внешних членов (в надежде привнести непредвзятую, независимую точку зрения) или их сочетания.</text:p>
              </text:list-item>
              <text:list-item>
                <text:p>Необходимо принять решение о том, какого объема тестирования достаточно и когда этап тестирования может быть завершен. Показатели (покрытие кода тестами, оценка плотности отказов) полезны, но сами по себе недостаточны. Следует также учитывать соображения о затратах и рисках, связанных с возможными оставшимися дефектами, а также затратах, связанных с продолжением тестирования.</text:p>
              </text:list-item>
              <text:list-item>
                <text:p>Для эффективности средства, используемые для тестирования ПО, должны по возможности использоваться повторно.</text:p>
              </text:list-item>
              <text:list-item>
                <text:p>Хранилище тестовых материалов должно находиться под контролем управления конфигурацией ПО, чтобы изменения в требованиях или дизайне могли быть отражены в изменениях проводимых тестов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presentation:style-name="pr15" draw:text-style-name="P4" draw:layer="layout" svg:width="25.199cm" svg:height="1.423cm" svg:x="1.4cm" svg:y="0.603cm" presentation:class="title" presentation:user-transformed="true">
          <draw:text-box>
            <text:p text:style-name="P4"><text:span text:style-name="T3">Тестовые действия</text:span></text:p>
          </draw:text-box>
        </draw:frame>
        <draw:frame presentation:style-name="pr4" draw:layer="layout" svg:width="25.199cm" svg:height="12.619cm" svg:x="1.42cm" svg:y="2.381cm" presentation:class="outline" presentation:user-transformed="true">
          <draw:text-box>
            <text:p>Успешное управление тестовыми действиями сильно зависит от процесса управления конфигурацией ПО.</text:p>
            <text:list text:style-name="L2">
              <text:list-item>
                <text:p><text:span text:style-name="T10">Деятельность по тестированию должна быть спланирована. Ключевые аспекты планирования тестирования включают координацию персонала, доступность ресурсов, создание и ведение связанной с тестированием </text:span>документации и планирование действий в случае нежелательных результатов.</text:p>
              </text:list-item>
              <text:list-item>
                <text:p>Генерация тестовых наборов основана на уровне выполняемого тестирования и методах тестирования. Тестовые наборы должны находиться под контролем управления конфигурацией и включать ожидаемые результаты для каждого теста.</text:p>
              </text:list-item>
              <text:list-item>
                <text:p>Среда, используемая для тестирования, должна быть совместима с другими принятыми инструментами разработки программного обеспечения. Она должна облегчать разработку и контроль тестовых примеров, а также ведение журнала.</text:p>
              </text:list-item>
              <text:list-item>
                <text:p>Выполнение тестов должно воплощать основной принцип научного экспериментирования: все, что делается во время тестирования, должно быть выполнено и задокументировано достаточно четко, чтобы другой человек мог воспроизвести результаты.</text:p>
              </text:list-item>
              <text:list-item>
                <text:p>Результаты тестирования должны быть оценены, чтобы определить, было ли тестирование успешным.</text:p>
              </text:list-item>
              <text:list-item>
                <text:p>Действия по тестированию могут быть занесены в журнал тестирования, чтобы определить, когда проводился тест, кто выполнял тест, какая конфигурация программного обеспечения использовалась и другая соответствующая идентификационная информация. Неожиданные или некорректные результаты тестирования могут быть зафиксированы в системе отчетов о проблемах. Отчеты о тестировании также являются входными данными для процесса запроса на управление изменениями.</text:p>
              </text:list-item>
              <text:list-item>
                <text:p>Дефекты можно отслеживать и анализировать, чтобы определить, когда они были внедрены в код, почему они были созданы (например, плохо определенные требования, неправильное объявление переменной, утечка памяти, ошибка синтаксиса ) и когда они могли быть впервые обнаружены в ПО. Информация об отслеживании дефектов используется для определения того, какие аспекты тестирования и других процессов нуждаются в улучшении и насколько эффективными были предыдущие подходы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5T00:28:15.547000000</dc:date>
    <meta:editing-duration>PT17H32M36S</meta:editing-duration>
    <meta:editing-cycles>83</meta:editing-cycles>
    <meta:generator>LibreOffice/7.4.5.1$Windows_X86_64 LibreOffice_project/9c0871452b3918c1019dde9bfac75448afc4b57f</meta:generator>
    <meta:document-statistic meta:object-count="105"/>
  </office:meta>
</office:document-meta>
</file>